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cbbf" officeooo:paragraph-rsid="0009cb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Y IT MATTERS</text:p>
      <text:p text:style-name="Standard">Underline</text:p>
      <text:p text:style-name="Standard"/>
      <text:p text:style-name="Standard">Twelve-Factor App Methodology</text:p>
      <text:p text:style-name="Standard"/>
      <text:p text:style-name="Standard">As a DevOps Engineer/Architect, you will have to understand the 12-factor app methodology. It allows you to follow ideal practices to support app development, the dynamics that occur as an application grows organically, and the relationship and collaboration between codebase developers. This will help you to avoid software erosion costs and to raise awareness of systemic problems observed in modern app development.</text:p>
      <text:p text:style-name="Standard"/>
      <text:p text:style-name="Standard">Cloud-Native</text:p>
      <text:p text:style-name="Standard"/>
      <text:p text:style-name="Standard">Cloud-native computing uses an open-source software stack to deploy applications as microservices, packaging each part into its container and dynamically orchestrating those containers to optimize resource utilization. Cloud-native applications are composed of reusable components and are designed to integrate into on-premises and cloud environments. This flexible and scalable approach is ideal for improving existing applications, building new applications, and enhancing user experience.</text:p>
      <text:p text:style-name="Standard"/>
      <text:p text:style-name="Standard">Cloud-native is powerful and flexible; it allows developers to build, test, and deploy across cloud providers and on-premises systems. A Cloud-Native CI/CD is made for container apps and runs on Kubernetes; it runs serverless with no CI/CD engine to manage and maintain. It is designed with microservices and distributed teams in mind.</text:p>
      <text:p text:style-name="Standard"/>
      <text:p text:style-name="Standard">The 12 factor app methodology and cloud-native approach exploit the advantages of bringing new ideas to market and responds faster to customer demands.</text:p>
      <text:p text:style-name="Standard"/>
      <text:p text:style-name="Standard">Microservices</text:p>
      <text:p text:style-name="Standard"/>
      <text:p text:style-name="Standard">As a Site Reliability Engineer (SRE) and/or DevOps Engineer/Architect, you will find that legacy applications in organizations are designed as a monolithic architecture, where all features and services are part of one large application. Often a single large program contains all logic, storage, and user interface code. Usually, one program runs on one machine, including many system functions. You will have to decouple your application into services when modernizing your organization's applications and adopt a cloud-native approach to get the most out of your digital transformation and DevOps journey.</text:p>
      <text:p text:style-name="Standard"/>
      <text:p text:style-name="Standard">Microservices allow you to decouple the different components so you can leverage non-agnostic services and scale independently. Microservices have a relatively small functional scope compared to other services and usually are deployed in isolated environments equipped with dedicated infrastructure and resources. From a DevOps perspective, this means that your microservices are deployed with all the necessary libraries, solution logic, and runtime to establish its independence, allowing it to benefit the most from the DevOps practices and building a Cloud-Native CI/CD pipeline.</text:p>
      <text:p text:style-name="Standard"/>
      <text:p text:style-name="Standard">Next-Gen DevOps Tools with Jenkins X and Tekton</text:p>
      <text:p text:style-name="Standard"/>
      <text:p text:style-name="Standard">As you learned in the previous course, Jenkins is one of today's most popular tools, built for continuous integration purposes. Jenkins is excellent, but it was not built originally for container environments; it has a brittle configuration, and it suffers from plugin mania. Jenkins was not designed for the cloud with a big JVM running and a lot of memory, wasting the CPU cycle if running in the cloud. It needs a <text:soft-page-break/>lot of attention, which can quickly become an overhead and might not fit well with microservices and DevOps team structures.</text:p>
      <text:p text:style-name="Standard"/>
      <text:p text:style-name="Standard">It depends on where your organization is in the DevOps journey. It could be already running Jenkins and want to adopt a Cloud-Native CI/CD pipeline; then you might be looking for tools like Jenkins X and Tekton that are built for this purpose.</text:p>
      <text:p text:style-name="Standard"/>
      <text:p text:style-name="Standard">Jenkins X is an open-source opinionated way to do continuous delivery with Kubernetes, natively, without worrying too much about the underlying infrastructure. Jenkins X capabilities include using version control for all artifacts, automating your deployment process, using trunk-based development, implementing continuous integration and continuous delivery, and using loosely coupled architecture.</text:p>
      <text:p text:style-name="Standard"/>
      <text:p text:style-name="Standard">So what is the difference between Jenkins and Jenkin X?</text:p>
      <text:p text:style-name="Standard"/>
      <text:p text:style-name="Standard">Jenkins takes an unopinionated view; it requires several integration and plugins to configure, it adapts to the process and uses a GUI first approach. <text:s/>Jenkins X takes an opinionated view, simplifies the configuration, defines the process, and adopts a CLI/API first approach.</text:p>
      <text:p text:style-name="Standard"/>
      <text:p text:style-name="Standard">Tekton is an open-source program for providing a set of shared and standard components for building Kubernetes-style CI/CD systems. Tekton is an implementation detail; it is about running a pipeline in Jenkin X serverless.</text:p>
      <text:p text:style-name="Standard"/>
      <text:p text:style-name="Standard">Tekton standardizes CI/CD tooling and processes across vendors, languages, and deployment environments. It works well with many popular CI/CD tools. It lets you create CI/CD systems quickly, giving you scalable, serverless, cloud-native execution out of the box. It abstracts the underlying implementation so that you can choose the build, test, and deploy workflow based on your team's requirements.</text:p>
      <text:p text:style-name="Standard"/>
      <text:p text:style-name="Standard"/>
      <text:p text:style-name="Standard">LEARNING OUTCOMES</text:p>
      <text:p text:style-name="Standard">Underline</text:p>
      <text:p text:style-name="Standard"/>
      <text:p text:style-name="Standard">By the end of this module, you will be able to:</text:p>
      <text:p text:style-name="Standard"/>
      <text:p text:style-name="Standard">Compare conventional software development approaches and cloud-native to increase the agility and achieve faster time to market for the organization.</text:p>
      <text:p text:style-name="Standard">Explain and apply the 12-factor app methodology to design and build efficient cloud-native applications.</text:p>
      <text:p text:style-name="Standard">Explain how cloud-native focuses on design and architecture, while DevOps focuses on the culture of the organization.</text:p>
      <text:p text:style-name="Standard">Explain how microservices and DevOps work together to enable continuous delivery and deployment that accelerate software delivery.</text:p>
      <text:p text:style-name="Standard">Adopt next-gen DevOps tools Jenkins X and Tekton to abstract the underlying implementation details for building a cloud-native CI/CD.</text:p>
      <text:p text:style-name="Standard"/>
      <text:p text:style-name="Standard"><text:s/>Read<text:tab/> View</text:p>
      <text:p text:style-name="Standard">(The following link(s) will open in new window)</text:p>
      <text:p text:style-name="Standard"/>
      <text:p text:style-name="Standard">12-Factor App Methodology</text:p>
      <text:p text:style-name="Standard"><text:soft-page-break/></text:p>
      <text:p text:style-name="Standard">The 12-Factor App Methodology Explained</text:p>
      <text:p text:style-name="Standard">Toye Idowu</text:p>
      <text:p text:style-name="Standard">February 21, 2019</text:p>
      <text:p text:style-name="Standard"/>
      <text:p text:style-name="Standard">This BMC blog post explains the 12-factor app methodology. The goals of the 12 factors are to help avoid software erosion costs and raise awareness of systemic problems observed in modern app development.</text:p>
      <text:p text:style-name="Standard"/>
      <text:p text:style-name="Standard">____________________</text:p>
      <text:p text:style-name="Standard"/>
      <text:p text:style-name="Standard">Cloud-Native</text:p>
      <text:p text:style-name="Standard"/>
      <text:p text:style-name="Standard">What are cloud-native applications?</text:p>
      <text:p text:style-name="Standard"/>
      <text:p text:style-name="Standard">This article by VMware explains what cloud-native applications are, why it matters, and what you should consider when building cloud-native apps. It explains the differences between cloud-native applications and traditional enterprise applications.</text:p>
      <text:p text:style-name="Standard"/>
      <text:p text:style-name="Standard">The Path to Cloud-Native Applications - 8 steps to guide your journey</text:p>
      <text:p text:style-name="Standard"/>
      <text:p text:style-name="Standard">This guide by RedHat explains the four key tenants of cloud-native application development and deployment of service-based architecture, API-based communication, container-based infrastructure, and DevOps processes. It also explains the path to cloud-native applications in 8 steps.</text:p>
      <text:p text:style-name="Standard"/>
      <text:p text:style-name="Standard">What Is Cloud Native DevOps?</text:p>
      <text:p text:style-name="Standard">Toye Idowu</text:p>
      <text:p text:style-name="Standard">October 21, 2019</text:p>
      <text:p text:style-name="Standard"/>
      <text:p text:style-name="Standard">This BMC blog post explains cloud native DevOps as a method to structure your teams to take advantage of the automation and scalability that cloud-native technologies like containers and Kubernetes provide, so you can increase your business velocity.</text:p>
      <text:p text:style-name="Standard"/>
      <text:p text:style-name="Standard">____________________</text:p>
      <text:p text:style-name="Standard"/>
      <text:p text:style-name="Standard">Microservices</text:p>
      <text:p text:style-name="Standard"/>
      <text:p text:style-name="Standard">Microservices</text:p>
      <text:p text:style-name="Standard">IBM Cloud Education</text:p>
      <text:p text:style-name="Standard">October 23, 2019</text:p>
      <text:p text:style-name="Standard"/>
      <text:p text:style-name="Standard">This IBM Cloud education guide explains what microservices are, how microservice benefit the organization, and how microservices enable and require DevOps. It also explains microservices common patterns and anti-patterns.</text:p>
      <text:p text:style-name="Standard"/>
      <text:p text:style-name="Standard">What are microservices?</text:p>
      <text:p text:style-name="Standard"/>
      <text:p text:style-name="Standard">This guide by RedHat explains how to build apps optimized for DevOps and CI/CD. The benefits and challenges of a microservices architecture are described.</text:p>
      <text:p text:style-name="Standard"><text:soft-page-break/></text:p>
      <text:p text:style-name="Standard">DevOps and Microservices</text:p>
      <text:p text:style-name="Standard">Lisa Morgan</text:p>
      <text:p text:style-name="Standard">January 29, 2019</text:p>
      <text:p text:style-name="Standard"/>
      <text:p text:style-name="Standard">In this article, you will understand how enterprises and independent software vendors have taken their agile software development practices to the next level with DevOps and microservices. You will understand the benefits of combining DevOps and microservices and how DevOps works with microservices.</text:p>
      <text:p text:style-name="Standard"/>
      <text:p text:style-name="Standard">How Microservices Affect Continuous Delivery</text:p>
      <text:p text:style-name="Standard">Contributed by Tracy Ragan, CDF</text:p>
      <text:p text:style-name="Standard">Governing Board Member</text:p>
      <text:p text:style-name="Standard">October 29, 2020</text:p>
      <text:p text:style-name="Standard"/>
      <text:p text:style-name="Standard">This blog post explains how container strategy is only the first step in your modern architecture journey and what you need to consider when moving to microservices.</text:p>
      <text:p text:style-name="Standard"/>
      <text:p text:style-name="Standard">Comparing a Monolithic Pipeline to a Microservice Pipeline</text:p>
      <text:p text:style-name="Standard">By Tracy Ragan, CEO of DeployHub, CD</text:p>
      <text:p text:style-name="Standard">Foundation Board Member</text:p>
      <text:p text:style-name="Standard">March 27, 2020</text:p>
      <text:p text:style-name="Standard"/>
      <text:p text:style-name="Standard">This blog post gives an understating of why microservices pipelines are different. It compares monolithic to microservice pipelines.</text:p>
      <text:p text:style-name="Standard"/>
      <text:p text:style-name="Standard">____________________</text:p>
      <text:p text:style-name="Standard"/>
      <text:p text:style-name="Standard">Next-Gen DevOps Tools with Jenkins X and Tekton</text:p>
      <text:p text:style-name="Standard"/>
      <text:p text:style-name="Standard">Jenkins X</text:p>
      <text:p text:style-name="Standard"/>
      <text:p text:style-name="Standard">Overview - What is Jenkins X?</text:p>
      <text:p text:style-name="Standard"/>
      <text:p text:style-name="Standard">In this Jenkins X guide, you will understand what Jenkins X is and how it allows you to harness the power of Kubernetes without spending an eternity learning the ever-growing list of the things it does.</text:p>
      <text:p text:style-name="Standard"/>
      <text:p text:style-name="Standard">Concepts - An overview of the concepts in Jenkins X.</text:p>
      <text:p text:style-name="Standard"/>
      <text:p text:style-name="Standard">In this Jenkins X guide, you will have an overview of the Jenkins X concepts and architecture and how it is aligned with DevOps practices for building and scaling high-performing technology organizations.</text:p>
      <text:p text:style-name="Standard"/>
      <text:p text:style-name="Standard">What is Jenkins X? - All You Need to Know About Jenkins X</text:p>
      <text:p text:style-name="Standard"/>
      <text:p text:style-name="Standard">In this CloudBees guide, you will understand the difference between Jenkins and Jenkins X, why Jenkins X started, and the main features of Jenkins X.</text:p>
      <text:p text:style-name="Standard"/>
      <text:p text:style-name="Standard">Jenkins X and Kubernetes-native OSS Integration and Extension</text:p>
      <text:p text:style-name="Standard">CD Foundation - By Kara de la Marck</text:p>
      <text:p text:style-name="Standard"><text:soft-page-break/>April 24, 2020</text:p>
      <text:p text:style-name="Standard"/>
      <text:p text:style-name="Standard">In this blog post you will understand how Jenkins X uses Kubernetes Custom Resource Definitions (CRDs) and the Kubernetes API to bring together these best-of-breed open source projects, creating a cutting-edge continuous delivery platform on Kubernetes.</text:p>
      <text:p text:style-name="Standard"/>
      <text:p text:style-name="Standard">Tekton</text:p>
      <text:p text:style-name="Standard"/>
      <text:p text:style-name="Standard">Overview of Tekton - Components, benefits and caveats, common usage</text:p>
      <text:p text:style-name="Standard"/>
      <text:p text:style-name="Standard">In this Tekton guide, you will understand what Tekton is, who uses it, and its benefits. You will understand Tekton components, how you can work with Tekton, and what you can do with it.</text:p>
      <text:p text:style-name="Standard"/>
      <text:p text:style-name="Standard">Concepts - Technical Information and Architecture</text:p>
      <text:p text:style-name="Standard"/>
      <text:p text:style-name="Standard">In this Tekton guide, you will have an overview of Tekton concepts and architecture and how it allows you to build a cloud-native CI/CD (Continuous Integration and Delivery / Deployment) solution.</text:p>
      <text:p text:style-name="Standard"/>
      <text:p text:style-name="Standard">Accelerate your Tekton with Jenkins X</text:p>
      <text:p text:style-name="Standard">James Strachan</text:p>
      <text:p text:style-name="Standard">November 11, 2020</text:p>
      <text:p text:style-name="Standard"/>
      <text:p text:style-name="Standard">This blog post explains how to reuse, share and customize Tekton Pipelines and Tekton Catalog with Jenkins X to help accelerate and automate continuous delivery so that developers can focus on delivering value to their customers.</text:p>
      <text:p text:style-name="Standard"/>
      <text:p text:style-name="Standard">(The following link(s) will open in new window)</text:p>
      <text:p text:style-name="Standard"/>
      <text:p text:style-name="Standard">Cloud-Native</text:p>
      <text:p text:style-name="Standard"/>
      <text:p text:style-name="Standard">What is Cloud Native? [4:37 minutes]</text:p>
      <text:p text:style-name="Standard"/>
      <text:p text:style-name="Standard">Play Video</text:p>
      <text:p text:style-name="Standard">In this lightboard video, Andrea Crawford from IBM Cloud explains how cloud-native apps can drive innovation and speed within your enterprise.</text:p>
      <text:p text:style-name="Standard"/>
      <text:p text:style-name="Standard">Cloud Native DevOps Explained [11:10 minutes]</text:p>
      <text:p text:style-name="Standard"/>
      <text:p text:style-name="Standard">Play Video</text:p>
      <text:p text:style-name="Standard">In this lightboard video, Sai Vennam and Matt Perrins from IBM Cloud walk through a scenario of taking an existing application and migrating it over to use a cloud-native approach to take advantage of increased scalability and higher-level services. They also demonstrate how to use DevOps principles to manage the building, testing, and deployment of the application's lifecycle.</text:p>
      <text:p text:style-name="Standard"/>
      <text:p text:style-name="Standard">____________________</text:p>
      <text:p text:style-name="Standard"/>
      <text:p text:style-name="Standard">Microservices</text:p>
      <text:p text:style-name="Standard"/>
      <text:p text:style-name="Standard">GOTO 2014 - Microservices - Martin Fowler [26:25 minutes]</text:p>
      <text:p text:style-name="Standard"><text:soft-page-break/></text:p>
      <text:p text:style-name="Standard">Play Video</text:p>
      <text:p text:style-name="Standard">This video walks you through the definition and characteristics of microservices and the differences between monolithic and microservices architecture.</text:p>
      <text:p text:style-name="Standard"/>
      <text:p text:style-name="Standard">____________________</text:p>
      <text:p text:style-name="Standard"/>
      <text:p text:style-name="Standard">Next-Gen DevOps Tools with Jenkins X and Tekton</text:p>
      <text:p text:style-name="Standard"/>
      <text:p text:style-name="Standard">Jenkins X</text:p>
      <text:p text:style-name="Standard"/>
      <text:p text:style-name="Standard">Introduction to Jenkins X - Oscar Medina (CloudBeesTV - North America) [25:51 minutes]</text:p>
      <text:p text:style-name="Standard"/>
      <text:p text:style-name="Standard">Play Video</text:p>
      <text:p text:style-name="Standard">In this video, you will understand how to create a fully operational continuous delivery pipeline using containers, Kubernetes, and Jenkins X.</text:p>
      <text:p text:style-name="Standard"/>
      <text:p text:style-name="Standard">Tekton</text:p>
      <text:p text:style-name="Standard"/>
      <text:p text:style-name="Standard">What is Tekton? - IBM Cloud [6:48 minutes]</text:p>
      <text:p text:style-name="Standard"/>
      <text:p text:style-name="Standard">Play Video</text:p>
      <text:p text:style-name="Standard">In this lightboard video, Matt Perrins from IBM Cloud provides an overview of Tekton and explains how this Kubernetes-native open-source framework enables developers to build, test, and deploy apps across multiple cloud providers or on-premise systems.</text:p>
      <text:p text:style-name="Standard"/>
      <text:p text:style-name="Standard">Cloud-Native CD Pipelines with Tekton - Continuous Delivery Foundation [25:15 minutes]</text:p>
      <text:p text:style-name="Standard"/>
      <text:p text:style-name="Standard">Play Video</text:p>
      <text:p text:style-name="Standard">In this video, Andreas gives a brief overview of Tekton's core concepts (Steps, Tasks, Pipelines) and then shows how they build with Tekton.</text:p>
      <text:p text:style-name="Standard"/>
      <text:p text:style-name="Standard"/>
      <text:p text:style-name="Standard">OPTIONAL RESOURCES</text:p>
      <text:p text:style-name="Standard">Underline</text:p>
      <text:p text:style-name="Standard"/>
      <text:p text:style-name="Standard">(The following link(s) will open in new window)</text:p>
      <text:p text:style-name="Standard"/>
      <text:p text:style-name="Standard">Twelve-Factor App Methodology</text:p>
      <text:p text:style-name="Standard"/>
      <text:p text:style-name="Standard">The Twelve-Factor App Methodology</text:p>
      <text:p text:style-name="Standard"/>
      <text:p text:style-name="Standard">This website explains the twelve-factor app methodology. The shared vocabulary for building and managing applications that run as a service.</text:p>
      <text:p text:style-name="Standard"/>
      <text:p text:style-name="Standard">Heroku is one of the first cloud platforms as a service. Heroku has been in development since June 2007, supporting several programming languages.</text:p>
      <text:p text:style-name="Standard"/>
      <text:p text:style-name="Standard">____________________</text:p>
      <text:p text:style-name="Standard"><text:soft-page-break/></text:p>
      <text:p text:style-name="Standard">Cloud-Native</text:p>
      <text:p text:style-name="Standard"/>
      <text:p text:style-name="Standard">Cloud-Native DevOps</text:p>
      <text:p text:style-name="Standard">Pavan Belagatti</text:p>
      <text:p text:style-name="Standard">August 9, 2019</text:p>
      <text:p text:style-name="Standard"/>
      <text:p text:style-name="Standard">In this post, you will understand what cloud-native is, how it all started, the cloud-native maturity model, and how the cloud-native approach helps to release software faster with automation.</text:p>
      <text:p text:style-name="Standard"/>
      <text:p text:style-name="Standard">____________________</text:p>
      <text:p text:style-name="Standard"/>
      <text:p text:style-name="Standard">Microservices</text:p>
      <text:p text:style-name="Standard"/>
      <text:p text:style-name="Standard">Successful microservices architecture with the Twelve-Factor App</text:p>
      <text:p text:style-name="Standard">Bartosz Jedrzejewski</text:p>
      <text:p text:style-name="Standard">July 17, 2017</text:p>
      <text:p text:style-name="Standard"/>
      <text:p text:style-name="Standard">In this post, you will understand how you can architect and build microservice applications with the twelve-factor app methodology.</text:p>
      <text:p text:style-name="Standard"/>
      <text:p text:style-name="Standard">____________________</text:p>
      <text:p text:style-name="Standard"/>
      <text:p text:style-name="Standard">Next-Gen DevOps Tools with Jenkins X and Tekton</text:p>
      <text:p text:style-name="Standard"/>
      <text:p text:style-name="Standard">Jenkins X</text:p>
      <text:p text:style-name="Standard"/>
      <text:p text:style-name="Standard">Install and setup - How to get up and running with Jenkins X</text:p>
      <text:p text:style-name="Standard"/>
      <text:p text:style-name="Standard">This Jenkins X guide will help you get started quickly with Jenkins X. It explains how to download the jx binary, install, configure or upgrade Jenkins, and prepare a Kubernetes cluster for Jenkins X.</text:p>
      <text:p text:style-name="Standard"/>
      <text:p text:style-name="Standard">Tekton</text:p>
      <text:p text:style-name="Standard"/>
      <text:p text:style-name="Standard">Getting Started - Prerequisites, Installation, and Basic Usage</text:p>
      <text:p text:style-name="Standard"/>
      <text:p text:style-name="Standard">This Tekton guide will help you get started quickly with Tekton and have your first CI/CD workflow with Tekton.</text:p>
      <text:p text:style-name="Standard"/>
      <text:p text:style-name="Standard">A first look at Tekton Pipelines</text:p>
      <text:p text:style-name="Standard">Matthew Casperson</text:p>
      <text:p text:style-name="Standard">May 11, 2020</text:p>
      <text:p text:style-name="Standard"/>
      <text:p text:style-name="Standard">In this post, you will take a look at a simple Tekton to build a pipeline running on MicroK8S.</text:p>
      <text:p text:style-name="Standard"/>
      <text:p text:style-name="P1">Links:</text:p>
      <text:p text:style-name="P1"/>
      <text:p text:style-name="P1">1, <text:a xlink:type="simple" xlink:href="https://tanzu.vmware.com/cloud-native" text:style-name="Internet_20_link" text:visited-style-name="Visited_20_Internet_20_Link">https://tanzu.vmware.com/cloud-native</text:a></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9T14:12:21.301000000</meta:creation-date>
    <dc:date>2023-07-09T15:05:17.757000000</dc:date>
    <meta:editing-duration>PT26M35S</meta:editing-duration>
    <meta:editing-cycles>2</meta:editing-cycles>
    <meta:generator>LibreOffice/6.1.2.1$Windows_X86_64 LibreOffice_project/65905a128db06ba48db947242809d14d3f9a93fe</meta:generator>
    <meta:document-statistic meta:table-count="0" meta:image-count="0" meta:object-count="0" meta:page-count="7" meta:paragraph-count="148" meta:word-count="2039" meta:character-count="13643" meta:non-whitespace-character-count="11749"/>
  </office:meta>
</office:document-meta>
</file>